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tyle="italic" officeooo:rsid="0011e142" officeooo:paragraph-rsid="0015634a" style:font-style-asian="italic" style:font-style-complex="italic"/>
    </style:style>
    <style:style style:name="T1" style:family="text">
      <style:text-properties officeooo:rsid="00128c34"/>
    </style:style>
    <style:style style:name="T2" style:family="text">
      <style:text-properties fo:font-variant="small-caps" officeooo:rsid="00128c34"/>
    </style:style>
    <style:style style:name="T3" style:family="text">
      <style:text-properties style:font-name="Times New Roman1" officeooo:rsid="0015ac07"/>
    </style:style>
    <style:style style:name="T4" style:family="text">
      <style:text-properties style:font-name="Times New Roman1" officeooo:rsid="0015634a"/>
    </style:style>
    <style:style style:name="T5" style:family="text">
      <style:text-properties style:font-name="Times New Roman1" officeooo:rsid="00168c2f"/>
    </style:style>
    <style:style style:name="T6" style:family="text">
      <style:text-properties style:font-name="Times New Roman1" officeooo:rsid="00168c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3">§ </text:span><text:span text:style-name="T4">168. </text:span><text:span text:style-name="T5">[…]</text:span><text:span text:style-name="T5"> </text:span>Ensi com il s'endormoit, si entra en un mout perillous songe : que il li estoit avis que il tenoit en un palais une court mout grande. A cele court venoient tout li chevalier du païs, et toutes les dames de la contree. Et quant il fu issus du moustier qui estoit mout riches, si en endroit en son palais ; si s'aseoit au mengier. Et ensi com il prendoit le premier morsel pour metre en sa bouche, et une foudre descendoit du ciel qui li faisoit jus voler. Et il le reprendoit et le metroit a sa bouche derechief.</text:p>
      <text:p text:style-name="P1"><text:tab/><text:span text:style-name="T3">§ </text:span>169. Lors venoit uns tourbeillons, si l'emportoit en un mout estrange lieu. Et illuec venoit a lui chascun jour une lyons qui li aportoit totes les bones viandes du monde. Et aprés venoit uns leus qui li toloit, si qu'il ne li remanoit fors sa soustenance, et assés povrement. Et quant il vit que li leus li toloit ensi, si se pensa qu'il n'en feroit plus, ançois se combateroit a lui : tant qu'il avint un jour qu'il se combati a lui, et qu'il le vainqui a mout grant painne. Ensi s'en fui li leus, ne onques puis de sa viande ne li toli point. <text:span text:style-name="T1">Aprés li restoit il avis qu'il trouvoit sa couronne ; mais ele estoit changie. Et quant il l'avoit mise en sa teste, si veoit un sien neveu que uns oisiaus emportoit outre la mer en une estrange terre. Lors venoit cil oisiaus, si le metoit jus. Et tantost com il fu jus, si i vinrent toute la gent et l'enclinerent. Et quant il li avoient faite si grant joie, si veoit un grant lac, si li sailloit hors del cors. Et de cel lac issoient .</text:span><text:span text:style-name="T2">ix</text:span><text:span text:style-name="T1">. flun, dont li .</text:span><text:span text:style-name="T2">viii</text:span><text:span text:style-name="T1">. estoient auques tout d'un grant et d'une parfondece. Et cil qui estoit li daerrains estoit plus lés et plus parfons que nus des autres. Et si estoit si roides et si bruians qu'il n'estoit nule chose qui le peüst souffrir. Cil fluns estoit si torbles an conmencement, et en milieu estoit clers come cristaus ; et en la fin par estoit si clers que cil del milieu estoit tourbles. Et avoec ce, il couroit si souef que il ne faisoit nule noise. Aprés si esgardoit et veoit un home venir devers le ciel, qui portoit le tesmoing del vrai crucefis. Et quant il fu venus jusques au lac, si lavoit en chascun des .</text:span><text:span text:style-name="T2">viii</text:span><text:span text:style-name="T1">. ses pies et ses mains. Et quant il fu venus au noevisme, si entroit tous dedens et lavoit illuec tout son c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5-18T15:13:36.998614050</meta:creation-date>
    <dc:date>2015-05-19T14:25:07.820535020</dc:date>
    <dc:creator>Gauthier </dc:creator>
    <meta:editing-duration>PT1M42S</meta:editing-duration>
    <meta:editing-cycles>3</meta:editing-cycles>
    <meta:generator>LibreOffice/4.2.7.2$Linux_X86_64 LibreOffice_project/420m0$Build-2</meta:generator>
    <meta:document-statistic meta:table-count="0" meta:image-count="0" meta:object-count="0" meta:page-count="1" meta:paragraph-count="2" meta:word-count="435" meta:character-count="2257" meta:non-whitespace-character-count="1822"/>
  </office:meta>
</office:document-meta>
</file>